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font-size="12pt" fo:language="ru" fo:country="RU" style:font-size-asian="12pt" style:font-size-complex="12pt"/>
    </style:style>
    <style:style style:name="P3" style:family="paragraph" style:parent-style-name="Heading_20_5">
      <style:paragraph-properties fo:margin-left="0cm" fo:margin-right="0cm" fo:margin-top="0cm" fo:margin-bottom="0cm" fo:line-height="100%" fo:text-indent="0cm" style:auto-text-indent="false"/>
      <style:text-properties fo:font-size="12pt" fo:letter-spacing="0.004cm" fo:language="ru" fo:country="RU" style:font-size-asian="12pt" style:font-size-complex="12pt"/>
    </style:style>
    <style:style style:name="P4" style:family="paragraph" style:parent-style-name="Standard">
      <style:paragraph-properties fo:line-height="100%"/>
      <style:text-properties fo:font-size="12pt" fo:language="ru" fo:country="RU" style:font-size-asian="12pt" style:font-size-complex="12pt"/>
    </style:style>
    <style:style style:name="P5" style:family="paragraph" style:parent-style-name="Standard">
      <style:paragraph-properties fo:line-height="100%"/>
    </style:style>
    <style:style style:name="P6" style:family="paragraph" style:parent-style-name="Standard">
      <style:paragraph-properties fo:margin-left="0.025cm" fo:margin-right="0cm" fo:line-height="100%" fo:text-align="justify" style:justify-single-word="false" fo:text-indent="1.245cm" style:auto-text-indent="false" fo:background-color="#ffffff">
        <style:background-image/>
      </style:paragraph-properties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1.27cm" style:auto-text-indent="false" fo:background-color="#ffffff">
        <style:background-image/>
      </style:paragraph-properties>
    </style:style>
    <style:style style:name="P8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9" style:family="paragraph" style:parent-style-name="Standard">
      <style:paragraph-properties fo:margin-left="0cm" fo:margin-right="0cm" fo:margin-top="0cm" fo:margin-bottom="0cm" fo:line-height="100%" fo:text-indent="0cm" style:auto-text-indent="false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fo:language="ru" fo:country="RU" fo:font-weight="bold" style:font-size-asian="14pt" style:font-weight-asian="bold" style:font-size-complex="14pt"/>
    </style:style>
    <style:style style:name="T4" style:family="text">
      <style:text-properties fo:font-size="14pt" fo:language="ru" fo:country="RU" fo:font-weight="bold" style:font-size-asian="14pt" style:font-weight-asian="bold" style:font-name-complex="Arial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Задание . Сериализа</text:span><text:bookmark text:name="_GoBack"/><text:span text:style-name="T3">ция</text:span></text:p>
      <text:p text:style-name="P2"/>
      <text:p text:style-name="P6"><text:span text:style-name="T1">Дана коллекция фильмов, содержащая информацию об актерах, снимавшихся в главных ролях (один актер мог сниматься и в нескольких фильмах). Необходимо написать приложение, позволяющее при запуске восстанавливать коллекцию фильмов, позволять ее модифицировать, а по завершении работы приложения – сохранять (в файл). Для восстановления</text:span><text:span text:style-name="T2">/</text:span><text:span text:style-name="T1">сохранения коллекции использовать <text:s/>сериализацию</text:span><text:span text:style-name="T2">/</text:span><text:span text:style-name="T1">десериализацию.</text:span></text:p>
      <text:p text:style-name="P6"><text:span text:style-name="T1"/></text:p>
      <text:p text:style-name="P9"><text:span text:style-name="T4">Задание 1. Работа с байтовыми потоками ввода-вывода</text:span></text:p>
      <text:h text:style-name="P3" text:outline-level="5"/>
      <text:p text:style-name="P8"><text:span text:style-name="T1">Прочитайте файл, содержащий код на языке </text:span><text:span text:style-name="T2">Java</text:span><text:span text:style-name="T1">. Определите, какие ключевые слова языка </text:span><text:span text:style-name="T2">Java</text:span><text:span text:style-name="T1"> это код содержит. Выведите эти слова и их количество в другой файл. Используйте только байтовые потоки ввода-вывода.</text:span></text:p>
      <text:p text:style-name="P2"/>
      <text:p text:style-name="P1"><text:span text:style-name="T3">Задание 2. </text:span><text:span text:style-name="T4">Работа с символьными потоками ввода-вывода</text:span></text:p>
      <text:p text:style-name="P2"/>
      <text:p text:style-name="P7"><text:span text:style-name="T1">Прочитайте файл, содержащий код на языке Java. Определите, какие ключевые слова языка Java это код содержит. Выведите эти слова и их количество в другой файл. Используйте только символьные потоки ввода-вывод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="100%" fo:margin-left="0cm" fo:margin-right="0cm" fo:margin-top="0.423cm" fo:margin-bottom="0.106cm" fo:text-indent="-1.27cm" style:auto-text-indent="false">
        <style:tab-stops>
          <style:tab-stop style:position="0.635cm"/>
        </style:tab-stops>
      </style:paragraph-properties>
      <style:text-properties fo:font-size="11pt" style:font-size-asian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5:17:39.42</meta:creation-date>
    <dc:date>2015-08-10T17:12:41.26</dc:date>
    <meta:editing-duration>PT1H46M32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6" meta:word-count="122" meta:character-count="937"/>
  </office:meta>
</office:document-meta>
</file>